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2cm"/>
    </style:style>
    <style:style style:name="co2" style:family="table-column">
      <style:table-column-properties fo:break-before="auto" style:column-width="4.258cm"/>
    </style:style>
    <style:style style:name="co3" style:family="table-column">
      <style:table-column-properties fo:break-before="auto" style:column-width="6.556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3.367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1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 style:vertical-align="top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visibility="collapse" table:default-cell-style-name="ce2"/>
        <table:table-column table:style-name="co2" table:visibility="collapse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829920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3602925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6607533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4914730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448598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4378501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2977864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9771526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69406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8268394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7852018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6998649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4696219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6310424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4600078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3039480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9588750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2539559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asque</text:p>
          </table:table-cell>
          <table:table-cell office:value-type="string" calcext:value-type="string">
            <text:p>Audio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/03/2026</text:p>
          </table:table-cell>
          <table:table-cell table:formula="of:=SUM([.H1:.H19]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7031278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1072541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7912076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7304223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807144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2487353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1359958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5336255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351646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4087121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6008678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9183794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6513734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422925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avier</text:p>
          </table:table-cell>
          <table:table-cell office:value-type="string" calcext:value-type="string">
            <text:p>Periphe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03/2026</text:p>
          </table:table-cell>
          <table:table-cell table:formula="of:=SUM([.H20:.H33]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8197712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6554757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5970843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5616823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6234082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5476214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5574447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3716729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246899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2507988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8921064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6910681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3895719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7583516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5929518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Ecran</text:p>
          </table:table-cell>
          <table:table-cell office:value-type="string" calcext:value-type="string">
            <text:p>Affichage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/03/2026</text:p>
          </table:table-cell>
          <table:table-cell table:formula="of:=SUM([.H34:.H48]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5519614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8936006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6344329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6243650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3882039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5464232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1302312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5095106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8378566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1976580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798584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3/2026</text:p>
          </table:table-cell>
          <table:table-cell table:formula="of:=SUM([.H49:.H60]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9599276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C Portable</text:p>
          </table:table-cell>
          <table:table-cell office:value-type="string" calcext:value-type="string">
            <text:p>Informatique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824931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277156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3150335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7168335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8429440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1329120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4613280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5461714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4167085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03/2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6059811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Peripheriqu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03/2026</text:p>
          </table:table-cell>
          <table:table-cell table:formula="of:=SUM([.H61:.H70])" office:value-type="float" office:value="37" calcext:value-type="float">
            <text:p>37</text:p>
          </table:table-cell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I7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6:43:58.235000000</meta:creation-date>
    <dc:date>2026-04-02T17:31:22.397000000</dc:date>
    <meta:editing-duration>PT16M8S</meta:editing-duration>
    <meta:editing-cycles>2</meta:editing-cycles>
    <meta:generator>LibreOffice/7.0.4.2$Windows_X86_64 LibreOffice_project/dcf040e67528d9187c66b2379df5ea4407429775</meta:generator>
    <meta:document-statistic meta:table-count="1" meta:cell-count="635" meta:object-count="0"/>
  </office:meta>
</office:document-meta>
</file>